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Bullet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ident Commissioner of Puerto Rico</text:p>
      <text:p text:style-name="Standard"><text:span text:style-name="T1">From Wikipedia, the free encyclopedia</text:span></text:p>
      <text:p text:style-name="Standard">https://en.wikipedia.org/wiki/Resident%20Commissioner%20of%20Puerto%20Rico<text:line-break/>Licensed under CC BY-SA 3.0:<text:line-break/>https://en.wikipedia.org/wiki/Wikipedia:Text_of_Creative_Commons_Attribution-ShareAlike_3.0_Unported_License</text:p>
      <text:p text:style-name="Standard"/>
      <text:h text:style-name="Heading_20_1" text:outline-level="1">Resident Commissioner of Puerto Rico</text:h>
      <text:list xml:id="list2188825112" text:style-name="WWNum1">
        <text:list-item>
          <text:p text:style-name="P2"><text:span text:style-name="T2">The Resident Commissioner of Puerto Rico (Spanish: Comisionado/Comisionada Residente de Puerto Rico) is a non-voting member of the United States House of Representatives elected by the voters of Puerto Rico every four years, the only member of the House of Representatives who serves a four-year term.</text:span></text:p>
        </text:list-item>
      </text:list>
      <text:p text:style-name="Standard"/>
      <text:p text:style-name="Standard"/>
      <text:p text:style-name="Standard">The Resident Commissioner of Puerto Rico (Spanish: Comisionado/Comisionada Residente de Puerto Rico) is a non-voting member of the United States House of Representatives elected by the voters of Puerto Rico every four years, the only member of the House of Representatives who serves a four-year term. Commissioners function in every respect as a member of Congress, including sponsoring legislation and serving on congressional committees, where they can vote on legislation, except that they are denied a vote on the final disposition of legislation on the House floor. They receive a salary of $174,000 per year.</text:p>
      <text:p text:style-name="Standard">The current commissioner is Jenniffer González-Colón of the New Progressive Party (PNP), the first woman to hold the post. She is also affiliated with the Republican Party (R) at the national level. </text:p>
      <text:p text:style-name="Standard">Other U.S. territories have a similar representative position called a delegate.</text:p>
      <text:h text:style-name="Heading_20_1" text:outline-level="1">List of commissioners</text:h>
      <text:h text:style-name="Heading_20_1" text:outline-level="1">See also</text:h>
      <text:list xml:id="list5519052680665" text:continue-numbering="true" text:style-name="WWNum1">
        <text:list-item>
          <text:p text:style-name="P2"><text:span text:style-name="T2">Resident Commissioners from the Philippines</text:span></text:p>
        </text:list-item>
        <text:list-item>
          <text:p text:style-name="P2"><text:span text:style-name="T2">List of United States congressional districts</text:span></text:p>
        </text:list-item>
      </text:list>
      <text:p text:style-name="Standard">List of United States congressional districts</text:p>
      <text:p text:style-name="Standard">Resident Commissioners from the Philippines</text:p>
      <text:h text:style-name="Heading_20_1" text:outline-level="1">References</text:h>
      <text:h text:style-name="Heading_20_1" text:outline-level="1">External link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16" meta:word-count="239" meta:character-count="1748" meta:non-whitespace-character-count="152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